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a3d9e" style:font-size-asian="20pt" style:font-size-complex="20pt"/>
    </style:style>
    <style:style style:name="P5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ba9ec" style:font-size-asian="20pt" style:font-size-complex="20pt"/>
    </style:style>
    <style:style style:name="P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ba9ec" officeooo:paragraph-rsid="001ba9ec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7b12d" style:font-size-asian="20pt" style:font-size-complex="20pt"/>
    </style:style>
    <style:style style:name="P16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5684ba" style:font-size-asian="20pt" style:font-size-complex="20pt"/>
    </style:style>
    <style:style style:name="P17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684ba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20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a3d9e" officeooo:paragraph-rsid="001a3d9e" style:font-size-asian="18pt" style:font-size-complex="18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ba9ec" officeooo:paragraph-rsid="001ba9ec" style:font-size-asian="18pt" style:font-size-complex="18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1e0dbd" style:font-size-asian="18pt" style:font-size-complex="18pt"/>
    </style:style>
    <style:style style:name="P2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2a78dc" officeooo:paragraph-rsid="002a78dc" style:font-size-asian="18pt" style:font-size-complex="18pt"/>
    </style:style>
    <style:style style:name="P24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5684ba" style:font-size-asian="16pt" style:font-size-complex="16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6" style:family="paragraph" style:parent-style-name="Standard" style:master-page-name="">
      <loext:graphic-properties draw:fill="none"/>
      <style:paragraph-properties fo:margin-left="0.499cm" fo:margin-right="1cm" fo:text-align="justify" style:justify-single-word="false" fo:text-indent="0cm" style:auto-text-indent="false" style:page-number="auto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3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3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3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33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230ad2" style:font-size-asian="18pt" style:font-size-complex="18pt"/>
    </style:style>
    <style:style style:name="P3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2a78dc" style:font-size-asian="18pt" style:font-size-complex="18pt"/>
    </style:style>
    <style:style style:name="P3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5684ba" style:font-size-asian="16pt" style:font-size-complex="16pt"/>
    </style:style>
    <style:style style:name="P37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38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39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b08f6e" loext:opacity="100%" fo:font-size="18pt" officeooo:rsid="00421ac2" officeooo:paragraph-rsid="0070b9b0" style:font-size-asian="18pt" style:font-size-complex="18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d8cc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ffff" loext:opacity="100%" style:font-name="Source Serif Pro Semibold" fo:font-size="18pt" style:font-size-asian="18pt" style:font-size-complex="18pt"/>
    </style:style>
    <style:style style:name="T8" style:family="text">
      <style:text-properties fo:color="#ffffff" loext:opacity="100%" style:font-name="Source Serif Pro Semibold" fo:font-size="18pt" officeooo:rsid="0028a0dd" style:font-size-asian="18pt" style:font-size-complex="18pt"/>
    </style:style>
    <style:style style:name="T9" style:family="text">
      <style:text-properties officeooo:rsid="00429748"/>
    </style:style>
    <style:style style:name="T10" style:family="text">
      <style:text-properties style:font-name="Source Serif Pro Semibold"/>
    </style:style>
    <style:style style:name="T11" style:family="text">
      <style:text-properties style:font-name="Source Serif Pro Semibold" officeooo:rsid="00429748"/>
    </style:style>
    <style:style style:name="T12" style:family="text">
      <style:text-properties style:font-name="Source Serif Pro Semibold" officeooo:rsid="005684ba"/>
    </style:style>
    <style:style style:name="T13" style:family="text">
      <style:text-properties style:font-name="Source Serif Pro Semibold" officeooo:rsid="00687613"/>
    </style:style>
    <style:style style:name="T14" style:family="text">
      <style:text-properties style:font-name="Source Serif Pro Semibold" officeooo:rsid="0070b9b0"/>
    </style:style>
    <style:style style:name="T15" style:family="text">
      <style:text-properties fo:color="#ff8000" loext:opacity="100%"/>
    </style:style>
    <style:style style:name="T16" style:family="text">
      <style:text-properties fo:color="#ff8000" loext:opacity="100%" officeooo:rsid="005c2c6c"/>
    </style:style>
    <style:style style:name="T17" style:family="text">
      <style:text-properties officeooo:rsid="00469666"/>
    </style:style>
    <style:style style:name="T18" style:family="text">
      <style:text-properties officeooo:rsid="0047ba4e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officeooo:rsid="005fef8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officeooo:rsid="00203621" style:font-size-asian="18pt" style:font-size-complex="18pt"/>
    </style:style>
    <style:style style:name="T23" style:family="text">
      <style:text-properties fo:color="#b08f6e" loext:opacity="100%"/>
    </style:style>
    <style:style style:name="T24" style:family="text">
      <style:text-properties fo:color="#b08f6e" loext:opacity="100%" style:font-name="Source Serif Pro Bold" fo:font-size="18pt" style:text-underline-style="none" fo:font-weight="normal" style:font-size-asian="18pt" style:font-weight-asian="normal" style:font-size-complex="18pt" style:font-weight-complex="normal"/>
    </style:style>
    <style:style style:name="T25" style:family="text">
      <style:text-properties fo:color="#b08f6e" loext:opacity="100%" style:font-name="Source Serif Pro Bold" fo:font-size="18pt" style:font-size-asian="18pt" style:font-size-complex="18pt"/>
    </style:style>
    <style:style style:name="T26" style:family="text">
      <style:text-properties fo:color="#b08f6e" loext:opacity="100%" fo:font-size="20pt" style:font-size-asian="20pt" style:font-size-complex="20pt"/>
    </style:style>
    <style:style style:name="T27" style:family="text">
      <style:text-properties fo:color="#b08f6e" loext:opacity="100%" style:font-name="ZX Spectrum" fo:font-size="13pt" style:font-size-asian="13pt" style:font-size-complex="13pt"/>
    </style:style>
    <style:style style:name="T28" style:family="text">
      <style:text-properties fo:color="#b08f6e" loext:opacity="100%" officeooo:rsid="005c2c6c"/>
    </style:style>
    <style:style style:name="T29" style:family="text">
      <style:text-properties officeooo:rsid="006b528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333333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333333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><draw:frame draw:style-name="fr3" draw:name="Imagen6" text:anchor-type="char" svg:x="0cm" svg:y="0cm" svg:width="20.999cm" svg:height="29.7cm" draw:z-index="0"><draw:image xlink:href="../man_bk.jpg" xlink:type="simple" xlink:show="embed" xlink:actuate="onLoad" draw:mime-type="image/jpeg"/></draw:frame><text:span text:style-name="T13">Versión </text:span><text:span text:style-name="T14">1.0 para Raspberry / Windows / Linux / Mac</text:span></text:p>
      <text:p text:style-name="P39"><text:span text:style-name="T11">© </text:span><text:span text:style-name="T13">PlayOnRetro </text:span><text:span text:style-name="T12">20</text:span><text:span text:style-name="T10">2</text:span><text:span text:style-name="T14">3</text:span></text:p>
      <text:p text:style-name="P37"/>
      <text:p text:style-name="P37"/>
      <text:p text:style-name="P20"><draw:frame draw:style-name="fr7" draw:name="Imagen1" text:anchor-type="paragraph" svg:x="0.439cm" svg:y="0.18cm" svg:width="1.912cm" svg:height="1.849cm" draw:z-index="5"><draw:image xlink:href="../prota.png" xlink:type="simple" xlink:show="embed" xlink:actuate="onLoad" draw:mime-type="image/png"/></draw:frame>Conduce a nuestro héroe al subsuelo de la antigua estación espacial para volar todo el complejo y acabar con sus malignos habitantes. <text:span text:style-name="T9">Pero cuidado, e</text:span><text:span text:style-name="T4">l entorno es peligroso. </text:span><text:span text:style-name="T9">E</text:span><text:span text:style-name="T4">vita </text:span><text:span text:style-name="T9">entrar en contacto</text:span><text:span text:style-name="T4"> con los enemigos, </text:span><text:span text:style-name="T5">y</text:span><text:span text:style-name="T4"> caer en los pozos de lava o de residuos radiactivos.</text:span></text:p>
      <text:p text:style-name="P4"/>
      <text:p text:style-name="P12"><draw:frame draw:style-name="fr4" draw:name="Imagen2" text:anchor-type="paragraph" svg:x="0.549cm" svg:y="0.24cm" svg:width="1.746cm" svg:height="1.746cm" draw:z-index="6"><draw:image xlink:href="../explosivo.png" xlink:type="simple" xlink:show="embed" xlink:actuate="onLoad" draw:mime-type="image/png"/></draw:frame><text:span text:style-name="T21">Para acabar con éxito la misión debes obtener los 10 explosivos que hay repartidos por la estación, y situarlos en el depósito de explosivos, en lo más profundo de la base marciana. </text:span><text:span text:style-name="T22">Una vez depositados, tienes que regresar al centro de control y activar el detonador.</text:span> </text:p>
      <text:p text:style-name="P5"/>
      <text:p text:style-name="P21"><draw:frame draw:style-name="fr4" draw:name="Imagen3" text:anchor-type="paragraph" svg:x="0.557cm" svg:y="0.37cm" svg:width="1.893cm" svg:height="1.774cm" draw:z-index="4"><draw:image xlink:href="../key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6"/>
      <text:p text:style-name="P22"><draw:frame draw:style-name="fr4" draw:name="Imagen4" text:anchor-type="paragraph" svg:x="0.545cm" svg:y="0.152cm" svg:width="1.864cm" svg:height="1.864cm" draw:z-index="7"><draw:image xlink:href="../municion.png" xlink:type="simple" xlink:show="embed" xlink:actuate="onLoad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8"/>
      <text:p text:style-name="P3"><draw:frame draw:style-name="fr6" draw:name="Imagen14" text:anchor-type="char" svg:x="0cm" svg:y="-26.85cm" svg:width="20.999cm" svg:height="29.7cm" draw:z-index="2"><draw:image xlink:href="../man_bk.jpg" xlink:type="simple" xlink:show="embed" xlink:actuate="onLoad" draw:mime-type="image/jpeg"/></draw:frame></text:p>
      <text:p text:style-name="P8"/>
      <text:p text:style-name="P13"/>
      <text:p text:style-name="P22"><text:soft-page-break/></text:p>
      <text:p text:style-name="P22"><draw:frame draw:style-name="fr4" draw:name="Imagen5" text:anchor-type="paragraph" svg:x="0.573cm" svg:y="0.203cm" svg:width="1.655cm" svg:height="1.766cm" draw:z-index="8"><draw:image xlink:href="../oxigeno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3"/>
      <text:p text:style-name="P2"/>
      <text:p text:style-name="P2"><draw:frame draw:style-name="fr5" draw:name="Imagen13" text:anchor-type="char" svg:x="0cm" svg:y="0cm" svg:width="20.999cm" svg:height="29.7cm" draw:z-index="1"><draw:image xlink:href="../man_bk2.jpg" xlink:type="simple" xlink:show="embed" xlink:actuate="onLoad" draw:mime-type="image/jpeg"/></draw:frame></text:p>
      <text:p text:style-name="P28"/>
      <text:p text:style-name="P34">ENEMIGOS:</text:p>
      <text:p text:style-name="P7"/>
      <text:p text:style-name="P27"><draw:frame draw:style-name="fr4" draw:name="Imagen7" text:anchor-type="paragraph" svg:x="0.658cm" svg:y="0.159cm" svg:width="1.919cm" svg:height="1.919cm" draw:z-index="9"><draw:image xlink:href="../infectado.png" xlink:type="simple" xlink:show="embed" xlink:actuate="onLoad" draw:mime-type="image/png"/></draw:frame><text:span text:style-name="T24">INFECTADO:</text:span> <text:span text:style-name="T7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25"/>
      <text:p text:style-name="P26"/>
      <text:p text:style-name="P27"><draw:frame draw:style-name="fr4" draw:name="Imagen8" text:anchor-type="paragraph" svg:x="0.658cm" svg:y="0.159cm" svg:width="1.946cm" svg:height="1.946cm" draw:z-index="10"><draw:image xlink:href="../aracnovirus.png" xlink:type="simple" xlink:show="embed" xlink:actuate="onLoad" draw:mime-type="image/png"/></draw:frame><text:span text:style-name="T25">ARACNOVIRUS:</text:span> <text:span text:style-name="T7">De movimientos erráticos y rápidos. Suelen moverse por el aire. Son los alienígenas más numerosos que han colonizado la base.</text:span></text:p>
      <text:p text:style-name="P25"/>
      <text:p text:style-name="P25"/>
      <text:p text:style-name="P27"><draw:frame draw:style-name="fr4" draw:name="Imagen9" text:anchor-type="paragraph" svg:x="0.631cm" svg:y="0.159cm" svg:width="1.946cm" svg:height="1.946cm" draw:z-index="11"><draw:image xlink:href="../pelusoide.png" xlink:type="simple" xlink:show="embed" xlink:actuate="onLoad" draw:mime-type="image/png"/></draw:frame><text:span text:style-name="T25">PELUSOIDE:</text:span> <text:span text:style-name="T7">Son muy inteligentes. Pueden permanecer agazapados esperando tu llegada. Si te ven o te oyen, </text:span><text:span text:style-name="T8">se abalanzarán sobre ti. En ese caso a</text:span><text:span text:style-name="T7">caba con ellos cuanto antes. Lo mejor es mantenerse a distancia.</text:span></text:p>
      <text:p text:style-name="P1"/>
      <text:p text:style-name="P1"/>
      <text:p text:style-name="P1"/>
      <text:p text:style-name="P32"/>
      <text:p text:style-name="P32"/>
      <text:p text:style-name="P32"/>
      <text:p text:style-name="P35">CONTROL DE JUEGO:</text:p>
      <text:p text:style-name="P29"/>
      <text:p text:style-name="P9"><text:tab/><text:span text:style-name="T21">1: Teclado.<text:tab/><text:tab/>2: Joystick.</text:span></text:p>
      <text:p text:style-name="P9"><text:soft-page-break/></text:p>
      <text:p text:style-name="P9"><text:tab/><text:span text:style-name="T21">Q:<text:tab/><text:tab/>Saltar.</text:span></text:p>
      <text:p text:style-name="P23"><text:tab/>A:<text:tab/><text:tab/>Acción. <text:span text:style-name="T18">(</text:span>Depositar explosivos, pulsar detonador<text:span text:style-name="T18">)</text:span></text:p>
      <text:p text:style-name="P23"><text:tab/>O:<text:tab/><text:tab/>Izquierda.</text:p>
      <text:p text:style-name="P9"><text:tab/><text:span text:style-name="T21">P:<text:tab/><text:tab/>Derecha.</text:span><draw:frame draw:style-name="fr3" draw:name="Imagen12" text:anchor-type="char" svg:x="0cm" svg:y="0cm" svg:width="20.999cm" svg:height="29.7cm" draw:z-index="3"><draw:image xlink:href="../man_bk2.jpg" xlink:type="simple" xlink:show="embed" xlink:actuate="onLoad" draw:mime-type="image/jpeg"/></draw:frame></text:p>
      <text:p text:style-name="P10"><text:tab/><text:span text:style-name="T21">SPC:<text:tab/>Disparo.</text:span></text:p>
      <text:p text:style-name="P10"/>
      <text:p text:style-name="P11"><text:tab/><text:span text:style-name="T21">M:<text:tab/><text:tab/>Música Sí/No.</text:span></text:p>
      <text:p text:style-name="P23"><text:span text:style-name="T18"><text:tab/>Enter</text:span>:<text:tab/>Pausa.</text:p>
      <text:p text:style-name="P23"><text:span text:style-name="T17"><text:tab/>ESC</text:span>:<text:tab/>Cancelar partida.</text:p>
      <text:p text:style-name="P31"/>
      <text:p text:style-name="P30"><draw:frame draw:style-name="fr2" draw:name="Imagen10" text:anchor-type="paragraph" svg:x="0.771cm" svg:y="0.363cm" svg:width="9.234cm" svg:height="6.5cm" draw:z-index="12"><draw:image xlink:href="../pant1.jpg" xlink:type="simple" xlink:show="embed" xlink:actuate="onLoad" draw:mime-type="image/jpeg"/></draw:frame><draw:frame draw:style-name="fr1" draw:name="Imagen11" text:anchor-type="paragraph" svg:x="10.811cm" svg:y="0.363cm" svg:width="9.32cm" svg:height="6.5cm" draw:z-index="13"><draw:image xlink:href="../pant2.jpg" xlink:type="simple" xlink:show="embed" xlink:actuate="onLoad" draw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4"/>
      <text:p text:style-name="P24"/>
      <text:p text:style-name="P24"><text:span text:style-name="T26">salvaKantero:</text:span><text:span text:style-name="T19"> Programa, gráficos. <text:s text:c="14"/></text:span></text:p>
      <text:p text:style-name="P16"><text:span text:style-name="T15"><text:s text:c="33"/></text:span><text:span text:style-name="T27">tacha</text:span><text:span text:style-name="T23">:</text:span> Música, <text:span text:style-name="T29">efectos de sonido</text:span>.</text:p>
      <text:p text:style-name="P14"><text:span text:style-name="T16"><text:s text:c="22"/></text:span><text:span text:style-name="T28"><text:s/>masterklown</text:span><text:span text:style-name="T23">:</text:span> <text:span text:style-name="T20">Ilustración de portada</text:span>.</text:p>
      <text:p text:style-name="P15"><text:s text:c="23"/><text:span text:style-name="T23"><text:s text:c="3"/></text:span><text:span text:style-name="T28">bl</text:span><text:span text:style-name="T23">ackmores:</text:span> Betatesting.</text:p>
      <text:p text:style-name="P18"/>
      <text:p text:style-name="P17"/>
      <text:p text:style-name="P19">Un agradecimiento muy especial a los <text:span text:style-name="T6">Mojon Twins,</text:span> </text:p>
      <text:p text:style-name="P19">por perfeccionar y compartir su motor de juegos MK1 <text:span text:style-name="T29">para CPC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8-09T16:23:49.873000000</meta:creation-date>
    <dc:date>2023-04-12T22:35:36.756000000</dc:date>
    <meta:editing-duration>PT5H16S</meta:editing-duration>
    <meta:editing-cycles>70</meta:editing-cycles>
    <meta:generator>LibreOffice/7.5.0.3$Windows_X86_64 LibreOffice_project/c21113d003cd3efa8c53188764377a8272d9d6de</meta:generator>
    <meta:document-statistic meta:table-count="0" meta:image-count="14" meta:object-count="0" meta:page-count="3" meta:paragraph-count="27" meta:word-count="358" meta:character-count="2307" meta:non-whitespace-character-count="1862"/>
  </office:meta>
</office:document-meta>
</file>